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D1000001A8000001DF1F5A5436DE59E7CC.svg" manifest:media-type="image/svg+xml"/>
  <manifest:file-entry manifest:full-path="Pictures/100002000000000A0000000AF04EC83BE3F7D183.gif" manifest:media-type="image/gif"/>
  <manifest:file-entry manifest:full-path="Pictures/100006A20000018D0000018DB3B6DC61F342ADE9.svg" manifest:media-type="image/svg+xml"/>
  <manifest:file-entry manifest:full-path="Pictures/100003A400000164000001C8C3BE142354B7AA07.svg" manifest:media-type="image/svg+xml"/>
  <manifest:file-entry manifest:full-path="Pictures/100002000000000A0000000A1A4A9F4EA5A2CDB6.gif" manifest:media-type="image/gif"/>
  <manifest:file-entry manifest:full-path="Pictures/100002000000000C0000000C23D4A14BCAECE00D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Nazli" fo:font-size="14pt" style:font-size-asian="14pt" style:font-name-complex="Nazli" style:font-size-complex="14pt"/>
    </style:style>
    <style:style style:name="P2" style:family="paragraph" style:parent-style-name="Preformatted_20_Text">
      <style:paragraph-properties fo:text-align="end" style:justify-single-word="false" style:writing-mode="rl-tb"/>
      <style:text-properties style:font-name="Nazli" fo:font-size="14pt" officeooo:paragraph-rsid="0022fb21" style:font-size-asian="14pt" style:font-name-complex="Nazli" style:font-size-complex="14pt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Nazli" fo:font-size="13pt" officeooo:paragraph-rsid="0022fb21" style:font-size-asian="13pt" style:font-name-complex="Nazli" style:font-size-complex="13pt"/>
    </style:style>
    <style:style style:name="P4" style:family="paragraph" style:parent-style-name="Preformatted_20_Text">
      <style:paragraph-properties fo:text-align="end" style:justify-single-word="false" fo:break-before="page" style:writing-mode="rl-tb"/>
      <style:text-properties style:font-name="Nazli" fo:font-size="14pt" style:font-size-asian="14pt" style:font-name-complex="Nazli" style:font-size-complex="14pt"/>
    </style:style>
    <style:style style:name="P5" style:family="paragraph" style:parent-style-name="Preformatted_20_Text" style:list-style-name="L1">
      <style:paragraph-properties fo:text-align="end" style:justify-single-word="false" style:writing-mode="rl-tb"/>
      <style:text-properties officeooo:paragraph-rsid="0019b6d1"/>
    </style:style>
    <style:style style:name="P6" style:family="paragraph" style:parent-style-name="Preformatted_20_Text" style:list-style-name="L1">
      <style:paragraph-properties fo:text-align="end" style:justify-single-word="false" style:writing-mode="rl-tb"/>
      <style:text-properties officeooo:paragraph-rsid="0028e315"/>
    </style:style>
    <style:style style:name="P7" style:family="paragraph" style:parent-style-name="Preformatted_20_Text" style:list-style-name="L1">
      <style:paragraph-properties fo:text-align="end" style:justify-single-word="false" style:writing-mode="rl-tb"/>
      <style:text-properties officeooo:paragraph-rsid="0042d881"/>
    </style:style>
    <style:style style:name="P8" style:family="paragraph" style:parent-style-name="Preformatted_20_Text" style:list-style-name="L1">
      <style:paragraph-properties fo:text-align="end" style:justify-single-word="false" style:writing-mode="rl-tb"/>
      <style:text-properties officeooo:paragraph-rsid="001afde1"/>
    </style:style>
    <style:style style:name="P9" style:family="paragraph" style:parent-style-name="Preformatted_20_Text" style:list-style-name="L1">
      <style:paragraph-properties fo:text-align="end" style:justify-single-word="false" style:writing-mode="rl-tb"/>
      <style:text-properties officeooo:paragraph-rsid="004d26e9"/>
    </style:style>
    <style:style style:name="P10" style:family="paragraph" style:parent-style-name="Preformatted_20_Text" style:list-style-name="L3">
      <style:paragraph-properties fo:text-align="end" style:justify-single-word="false" style:writing-mode="rl-tb"/>
      <style:text-properties officeooo:paragraph-rsid="0022fb21"/>
    </style:style>
    <style:style style:name="P11" style:family="paragraph" style:parent-style-name="Preformatted_20_Text" style:list-style-name="L4">
      <style:paragraph-properties fo:text-align="end" style:justify-single-word="false" style:writing-mode="rl-tb"/>
      <style:text-properties officeooo:paragraph-rsid="0022fb21"/>
    </style:style>
    <style:style style:name="P12" style:family="paragraph" style:parent-style-name="Preformatted_20_Text" style:list-style-name="L1">
      <style:paragraph-properties fo:text-align="end" style:justify-single-word="false" style:writing-mode="rl-tb"/>
      <style:text-properties style:font-name="Nazli" fo:font-size="14pt" officeooo:paragraph-rsid="0019b6d1" style:font-size-asian="14pt" style:font-name-complex="Nazli" style:font-size-complex="14pt"/>
    </style:style>
    <style:style style:name="P13" style:family="paragraph" style:parent-style-name="Preformatted_20_Text" style:list-style-name="L1">
      <style:paragraph-properties fo:text-align="end" style:justify-single-word="false" style:writing-mode="rl-tb"/>
      <style:text-properties style:font-name="Nazli" fo:font-size="14pt" officeooo:paragraph-rsid="001afde1" style:font-size-asian="14pt" style:font-name-complex="Nazli" style:font-size-complex="14pt"/>
    </style:style>
    <style:style style:name="P14" style:family="paragraph" style:parent-style-name="Preformatted_20_Text" style:list-style-name="L3">
      <style:paragraph-properties fo:text-align="end" style:justify-single-word="false" style:writing-mode="rl-tb"/>
      <style:text-properties style:font-name="Nazli" fo:font-size="14pt" fo:font-weight="normal" officeooo:paragraph-rsid="0022fb21" style:font-size-asian="14pt" style:font-weight-asian="normal" style:font-name-complex="Nazli" style:font-size-complex="14pt" style:font-weight-complex="normal"/>
    </style:style>
    <style:style style:name="P15" style:family="paragraph" style:parent-style-name="Preformatted_20_Text" style:list-style-name="L3">
      <style:paragraph-properties fo:text-align="end" style:justify-single-word="false" style:writing-mode="rl-tb"/>
      <style:text-properties fo:font-size="14pt" fo:font-weight="normal" officeooo:paragraph-rsid="00275965" style:font-size-asian="14pt" style:font-weight-asian="normal" style:font-size-complex="14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-color="#00864b"/>
      <style:text-properties fo:font-size="12pt"/>
    </style:style>
    <style:style style:name="P1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-color="#00864b"/>
    </style:style>
    <style:style style:name="P21" style:family="paragraph">
      <loext:graphic-properties draw:fill="none" draw:fill-color="#ffffff"/>
      <style:text-properties style:text-outline="true" fo:font-size="48pt" fo:text-shadow="none" style:font-size-asian="48pt" style:font-size-complex="48pt"/>
    </style:style>
    <style:style style:name="P22" style:family="paragraph">
      <loext:graphic-properties draw:fill="none" draw:fill-color="#ffffff"/>
      <style:text-properties fo:font-weight="bold" style:font-weight-asian="bold" style:font-name-complex="Nazli" style:font-weight-complex="bold"/>
    </style:style>
    <style:style style:name="P23" style:family="paragraph">
      <loext:graphic-properties draw:fill="none" draw:fill-color="#ffffff"/>
      <style:text-properties style:text-outline="false" fo:font-size="14pt" fo:text-shadow="none" fo:font-weight="bold" style:font-size-asian="14pt" style:font-weight-asian="bold" style:font-name-complex="Nazli" style:font-size-complex="14pt" style:font-weight-complex="bold"/>
    </style:style>
    <style:style style:name="P24" style:family="paragraph">
      <loext:graphic-properties draw:fill="none"/>
    </style:style>
    <style:style style:name="T1" style:family="text">
      <style:text-properties style:font-name="Nazli" fo:font-size="20pt" fo:font-weight="bold" style:font-size-asian="20pt" style:font-weight-asian="bold" style:font-name-complex="Nazli" style:font-size-complex="20pt" style:font-weight-complex="bold"/>
    </style:style>
    <style:style style:name="T2" style:family="text">
      <style:text-properties style:font-name="Nazli" fo:font-size="14pt" style:font-size-asian="14pt" style:font-name-complex="Nazli" style:font-size-complex="14pt"/>
    </style:style>
    <style:style style:name="T3" style:family="text">
      <style:text-properties style:font-name="Nazli" fo:font-size="14pt" officeooo:rsid="0016533a" style:font-size-asian="14pt" style:font-name-complex="Nazli" style:font-size-complex="14pt"/>
    </style:style>
    <style:style style:name="T4" style:family="text">
      <style:text-properties style:font-name="Nazli" fo:font-size="14pt" officeooo:rsid="00274799" style:font-size-asian="14pt" style:font-name-complex="Nazli" style:font-size-complex="14pt"/>
    </style:style>
    <style:style style:name="T5" style:family="text">
      <style:text-properties style:font-name="Nazli" fo:font-size="14pt" officeooo:rsid="0027db68" style:font-size-asian="14pt" style:font-name-complex="Nazli" style:font-size-complex="14pt"/>
    </style:style>
    <style:style style:name="T6" style:family="text">
      <style:text-properties style:font-name="Nazli" fo:font-size="14pt" officeooo:rsid="0028ab6e" style:font-size-asian="14pt" style:font-name-complex="Nazli" style:font-size-complex="14pt"/>
    </style:style>
    <style:style style:name="T7" style:family="text">
      <style:text-properties style:font-name="Nazli" fo:font-size="14pt" officeooo:rsid="002d2264" style:font-size-asian="14pt" style:font-name-complex="Nazli" style:font-size-complex="14pt"/>
    </style:style>
    <style:style style:name="T8" style:family="text">
      <style:text-properties style:font-name="Nazli" fo:font-size="14pt" officeooo:rsid="002e9aa9" style:font-size-asian="14pt" style:font-name-complex="Nazli" style:font-size-complex="14pt"/>
    </style:style>
    <style:style style:name="T9" style:family="text">
      <style:text-properties style:font-name="Nazli" fo:font-size="14pt" officeooo:rsid="002fff93" style:font-size-asian="14pt" style:font-name-complex="Nazli" style:font-size-complex="14pt"/>
    </style:style>
    <style:style style:name="T10" style:family="text">
      <style:text-properties style:font-name="Nazli" fo:font-size="14pt" officeooo:rsid="00389906" style:font-size-asian="14pt" style:font-name-complex="Nazli" style:font-size-complex="14pt"/>
    </style:style>
    <style:style style:name="T11" style:family="text">
      <style:text-properties style:font-name="Nazli" fo:font-size="14pt" officeooo:rsid="003a3d9b" style:font-size-asian="14pt" style:font-name-complex="Nazli" style:font-size-complex="14pt"/>
    </style:style>
    <style:style style:name="T12" style:family="text">
      <style:text-properties style:font-name="Nazli" fo:font-size="14pt" officeooo:rsid="003c3a74" style:font-size-asian="14pt" style:font-name-complex="Nazli" style:font-size-complex="14pt"/>
    </style:style>
    <style:style style:name="T13" style:family="text">
      <style:text-properties style:font-name="Nazli" fo:font-size="14pt" officeooo:rsid="003ac1c3" style:font-size-asian="14pt" style:font-name-complex="Nazli" style:font-size-complex="14pt"/>
    </style:style>
    <style:style style:name="T14" style:family="text">
      <style:text-properties style:font-name="Nazli" fo:font-size="14pt" officeooo:rsid="003ab07d" style:font-size-asian="14pt" style:font-name-complex="Nazli" style:font-size-complex="14pt"/>
    </style:style>
    <style:style style:name="T15" style:family="text">
      <style:text-properties style:font-name="Nazli" fo:font-size="14pt" officeooo:rsid="003d2453" style:font-size-asian="14pt" style:font-name-complex="Nazli" style:font-size-complex="14pt"/>
    </style:style>
    <style:style style:name="T16" style:family="text">
      <style:text-properties style:font-name="Nazli" fo:font-size="14pt" officeooo:rsid="0041d25d" style:font-size-asian="14pt" style:font-name-complex="Nazli" style:font-size-complex="14pt"/>
    </style:style>
    <style:style style:name="T17" style:family="text">
      <style:text-properties style:font-name="Nazli" fo:font-size="14pt" officeooo:rsid="0042d881" style:font-size-asian="14pt" style:font-name-complex="Nazli" style:font-size-complex="14pt"/>
    </style:style>
    <style:style style:name="T18" style:family="text">
      <style:text-properties style:font-name="Nazli" fo:font-size="14pt" officeooo:rsid="0043921b" style:font-size-asian="14pt" style:font-name-complex="Nazli" style:font-size-complex="14pt"/>
    </style:style>
    <style:style style:name="T19" style:family="text">
      <style:text-properties style:font-name="Nazli" fo:font-size="14pt" officeooo:rsid="0044eb8d" style:font-size-asian="14pt" style:font-name-complex="Nazli" style:font-size-complex="14pt"/>
    </style:style>
    <style:style style:name="T20" style:family="text">
      <style:text-properties style:font-name="Nazli" fo:font-size="14pt" officeooo:rsid="00474c37" style:font-size-asian="14pt" style:font-name-complex="Nazli" style:font-size-complex="14pt"/>
    </style:style>
    <style:style style:name="T21" style:family="text">
      <style:text-properties style:font-name="Nazli" fo:font-size="14pt" officeooo:rsid="00498b95" style:font-size-asian="14pt" style:font-name-complex="Nazli" style:font-size-complex="14pt"/>
    </style:style>
    <style:style style:name="T22" style:family="text">
      <style:text-properties style:font-name="Nazli" fo:font-size="14pt" officeooo:rsid="004b2ea5" style:font-size-asian="14pt" style:font-name-complex="Nazli" style:font-size-complex="14pt"/>
    </style:style>
    <style:style style:name="T23" style:family="text">
      <style:text-properties style:font-name="Nazli" fo:font-size="14pt" officeooo:rsid="00373611" style:font-size-asian="14pt" style:font-name-complex="Nazli" style:font-size-complex="14pt"/>
    </style:style>
    <style:style style:name="T24" style:family="text">
      <style:text-properties style:font-name="Nazli" fo:font-size="14pt" officeooo:rsid="004d26e9" style:font-size-asian="14pt" style:font-name-complex="Nazli" style:font-size-complex="14pt"/>
    </style:style>
    <style:style style:name="T25" style:family="text">
      <style:text-properties style:font-name="Nazli" fo:font-size="14pt" officeooo:rsid="004d26e9" style:font-name-asian="DejaVu Sans Mono" style:font-size-asian="14pt" style:font-name-complex="Nazli" style:font-size-complex="14pt"/>
    </style:style>
    <style:style style:name="T26" style:family="text">
      <style:text-properties style:font-name="Nazli" style:font-name-complex="Nazli"/>
    </style:style>
    <style:style style:name="T27" style:family="text">
      <style:text-properties style:font-name="Nazli" officeooo:rsid="00274799" style:font-name-complex="Nazli"/>
    </style:style>
    <style:style style:name="T28" style:family="text">
      <style:text-properties style:font-name="Nazli" officeooo:rsid="0027db68" style:font-name-complex="Nazli"/>
    </style:style>
    <style:style style:name="T29" style:family="text">
      <style:text-properties fo:color="#00864b" style:font-name="Nazli" fo:font-size="20pt" fo:font-weight="bold" style:font-size-asian="20pt" style:font-weight-asian="bold" style:font-name-complex="Nazli" style:font-size-complex="20pt" style:font-weight-complex="bold"/>
    </style:style>
    <style:style style:name="T30" style:family="text">
      <style:text-properties officeooo:rsid="00373611"/>
    </style:style>
    <style:style style:name="T31" style:family="text">
      <style:text-properties officeooo:rsid="003a3d9b"/>
    </style:style>
    <style:style style:name="T32" style:family="text">
      <style:text-properties officeooo:rsid="003ab07d"/>
    </style:style>
    <style:style style:name="T33" style:family="text">
      <style:text-properties officeooo:rsid="003ac1c3"/>
    </style:style>
    <style:style style:name="T34" style:family="text">
      <style:text-properties officeooo:rsid="0041d25d"/>
    </style:style>
    <style:style style:name="T35" style:family="text">
      <style:text-properties officeooo:rsid="004d26e9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style:text-outline="true" fo:font-size="48pt" fo:text-shadow="none" style:font-size-asian="48pt" style:font-size-complex="48pt"/>
    </style:style>
    <style:style style:name="T38" style:family="text">
      <style:text-properties fo:font-size="13pt" fo:font-weight="bold" style:font-size-asian="11pt" style:font-weight-asian="bold" style:font-name-complex="Nazli" style:font-size-complex="13pt" style:font-weight-complex="bold"/>
    </style:style>
    <style:style style:name="T39" style:family="text">
      <style:text-properties style:text-outline="false" fo:font-size="13pt" fo:text-shadow="none" fo:font-weight="bold" style:font-size-asian="13pt" style:font-weight-asian="bold" style:font-name-complex="Nazli" style:font-size-complex="13pt" style:font-weight-complex="bold"/>
    </style:style>
    <style:style style:name="T40" style:family="text">
      <style:text-properties fo:font-size="16pt" fo:font-weight="bold" style:font-size-asian="14pt" style:font-weight-asian="bold" style:font-name-complex="Nazli" style:font-size-complex="16pt" style:font-weight-complex="bold"/>
    </style:style>
    <style:style style:name="T41" style:family="text">
      <style:text-properties fo:font-size="12pt" fo:font-weight="bold" style:font-size-asian="10.5pt" style:font-weight-asian="bold" style:font-name-complex="Nazli" style:font-size-complex="12pt" style:font-weight-complex="bold"/>
    </style:style>
    <text:list-style style:name="L1">
      <text:list-level-style-image text:level="1" xlink:href="Pictures/100002000000000C0000000C23D4A14BCAECE00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1A4A9F4EA5A2CDB6.gif" xlink:type="simple" xlink:show="embed" xlink:actuate="onLoad">
        <style:list-level-properties text:list-level-position-and-space-mode="label-alignment" style:vertical-pos="middle" style:vertical-rel="line" fo:width="0.0799in" fo:height="0.0799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6A20000018D0000018DB3B6DC61F342ADE9.svg" xlink:type="simple" xlink:show="embed" xlink:actuate="onLoad">
        <style:list-level-properties text:list-level-position-and-space-mode="label-alignment" style:vertical-pos="middle" style:vertical-rel="line" fo:width="0.05in" fo:height="0.05in">
          <style:list-level-label-alignment text:label-followed-by="listtab" text:list-tab-stop-position="1in" fo:text-indent="-0.25in" fo:margin-left="1in"/>
        </style:list-level-properties>
      </text:list-level-style-image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366in" fo:text-indent="-0.25in" fo:margin-left="1.5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866in" fo:text-indent="-0.25in" fo:margin-left="1.7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0366in" fo:text-indent="-0.25in" fo:margin-left="2.0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866in" fo:text-indent="-0.25in" fo:margin-left="2.2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366in" fo:text-indent="-0.25in" fo:margin-left="2.5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866in" fo:text-indent="-0.25in" fo:margin-left="2.7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0366in" fo:text-indent="-0.25in" fo:margin-left="3.0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866in" fo:text-indent="-0.25in" fo:margin-left="3.2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366in" fo:text-indent="-0.25in" fo:margin-left="3.5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7866in" fo:text-indent="-0.25in" fo:margin-left="3.7866in"/>
        </style:list-level-properties>
      </text:list-level-style-number>
    </text:list-style>
    <text:list-style style:name="L3">
      <text:list-level-style-image text:level="1" xlink:href="Pictures/100002000000000C0000000C23D4A14BCAECE00D.gif" xlink:type="simple" xlink:show="embed" xlink:actuate="onLoad">
        <style:list-level-properties text:list-level-position-and-space-mode="label-alignment" fo:text-align="end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A0000000A1A4A9F4EA5A2CDB6.gif" xlink:type="simple" xlink:show="embed" xlink:actuate="onLoad">
        <style:list-level-properties text:list-level-position-and-space-mode="label-alignment" fo:text-align="end" style:vertical-pos="middle" style:vertical-rel="line" fo:width="0.0799in" fo:height="0.0799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A0000000AF04EC83BE3F7D183.gif" xlink:type="simple" xlink:show="embed" xlink:actuate="onLoad">
        <style:list-level-properties text:list-level-position-and-space-mode="label-alignment" fo:text-align="end" style:vertical-pos="middle" style:vertical-rel="line" fo:width="0.05in" fo:height="0.05in">
          <style:list-level-label-alignment text:label-followed-by="listtab" text:list-tab-stop-position="1in" fo:text-indent="-0.25in" fo:margin-left="1in"/>
        </style:list-level-properties>
      </text:list-level-style-image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image text:level="1" xlink:href="Pictures/100002D1000001A8000001DF1F5A5436DE59E7CC.svg" xlink:type="simple" xlink:show="embed" xlink:actuate="onLoad">
        <style:list-level-properties text:list-level-position-and-space-mode="label-alignment" fo:text-align="end" style:vertical-pos="middle" style:vertical-rel="line" fo:width="0.1665in" fo:height="0.189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3A400000164000001C8C3BE142354B7AA07.svg" xlink:type="simple" xlink:show="embed" xlink:actuate="onLoad">
        <style:list-level-properties text:list-level-position-and-space-mode="label-alignment" fo:text-align="end" style:vertical-pos="middle" style:vertical-rel="line" fo:width="0.1402in" fo:height="0.1799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6A20000018D0000018DB3B6DC61F342ADE9.svg" xlink:type="simple" xlink:show="embed" xlink:actuate="onLoad">
        <style:list-level-properties text:list-level-position-and-space-mode="label-alignment" fo:text-align="end" style:vertical-pos="middle" style:vertical-rel="line" fo:width="0.05in" fo:height="0.05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864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864b" draw:textarea-horizontal-align="justify" draw:textarea-vertical-align="middle" draw:auto-grow-height="false" fo:min-height="0.5319in" fo:min-width="1.1571in" style:run-through="foreground"/>
    </style:style>
    <style:style style:name="gr4" style:family="graphic">
      <style:graphic-properties draw:stroke="none" svg:stroke-color="#000000" draw:fill="none" draw:fill-color="#ffffff" draw:textarea-vertical-align="middle" fo:min-height="0.5311in" style:run-through="foreground"/>
      <style:paragraph-properties style:writing-mode="lr-tb"/>
    </style:style>
    <style:style style:name="gr5" style:family="graphic">
      <style:graphic-properties draw:fill-color="#00864b" draw:textarea-horizontal-align="justify" draw:textarea-vertical-align="middle" draw:auto-grow-height="false" fo:min-height="0.5311in" fo:min-width="1.1563in" style:run-through="foreground"/>
    </style:style>
    <style:style style:name="gr6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8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00864b" draw:textarea-horizontal-align="justify" draw:textarea-vertical-align="middle" draw:auto-grow-height="false" fo:min-height="2.9898in" fo:min-width="6.8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9.3673in" fo:min-width="6.8362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1" draw:style-name="gr11" draw:text-style-name="P24" svg:width="6.8752in" svg:height="9.4067in" svg:x="0.0091in" svg:y="0.0154in"><text:p/><draw:enhanced-geometry svg:viewBox="0 0 21600 21600" draw:type="rectangle" draw:enhanced-path="M 0 0 L 21600 0 21600 21600 0 21600 0 0 Z N"/></draw:custom-shape><draw:custom-shape text:anchor-type="paragraph" draw:z-index="1" draw:name="Shape2" draw:style-name="gr10" draw:text-style-name="P20" svg:width="6.8232in" svg:height="2.9898in" svg:x="0.9154in" svg:y="3.7862in"><text:p/><draw:enhanced-geometry svg:viewBox="0 0 21600 21600" draw:type="rectangle" draw:enhanced-path="M 0 0 L 21600 0 21600 21600 0 21600 0 0 Z N"/></draw:custom-shape><draw:frame text:anchor-type="paragraph" draw:z-index="2" draw:name="Shape5" draw:style-name="gr9" draw:text-style-name="P22" svg:width="1.865in" svg:height="0.8925in" svg:x="4.6134in" svg:y="2.4091in"><draw:text-box><text:p><text:span text:style-name="T40">پروژه فیش حقوقی</text:span><text:span text:style-name="T40"> </text:span></text:p><text:p><text:span text:style-name="T40"/></text:p><text:p><text:span text:style-name="T41">تحت نظارت دکتر محمودزاده</text:span></text:p></draw:text-box></draw:frame><draw:frame text:anchor-type="paragraph" draw:z-index="3" draw:name="Shape5" draw:style-name="gr8" draw:text-style-name="P23" svg:width="1.198in" svg:height="1.1843in" svg:x="5.3736in" svg:y="6.9925in"><draw:text-box><text:p><text:span text:style-name="T39">نسترن عشوری</text:span><text:span text:style-name="T39"> </text:span></text:p><text:p><text:span text:style-name="T39">ساجده نیک نداف</text:span><text:span text:style-name="T39"> </text:span></text:p><text:p><text:span text:style-name="T39">مریم سعیدمهر</text:span></text:p><text:p><text:span text:style-name="T39">مائده شامیرزایی</text:span></text:p></draw:text-box></draw:frame><draw:frame text:anchor-type="paragraph" draw:z-index="4" draw:name="Shape6" draw:style-name="gr7" draw:text-style-name="P22" svg:width="0.7087in" svg:height="0.3024in" svg:x="0.889in" svg:y="6.7756in"><draw:text-box><text:p><text:span text:style-name="T38">بهار </text:span><text:span text:style-name="T38">۱۳۹۹</text:span></text:p></draw:text-box></draw:frame><draw:frame text:anchor-type="paragraph" draw:z-index="5" draw:name="Shape3" draw:style-name="gr6" draw:text-style-name="P21" svg:width="4.2087in" svg:height="0.8543in" svg:x="2.2799in" svg:y="4.8382in"><draw:text-box><text:p><text:span text:style-name="T37">U</text:span><text:span text:style-name="T37">S</text:span><text:span text:style-name="T37">E</text:span><text:span text:style-name="T37">R </text:span><text:span text:style-name="T37">S</text:span><text:span text:style-name="T37">T</text:span><text:span text:style-name="T37">O</text:span><text:span text:style-name="T37">R</text:span><text:span text:style-name="T37">Y</text:span></text:p></draw:text-box></draw:frame></text:p>
      <text:p text:style-name="P4"><draw:g text:anchor-type="paragraph" draw:z-index="6" draw:style-name="gr2"><draw:custom-shape draw:name="Shape4" draw:style-name="gr5" draw:text-style-name="P20" svg:width="1.1567in" svg:height="0.5315in" svg:x="6.5583in" svg:y="-0.0193in"><text:p/><draw:enhanced-geometry svg:viewBox="0 0 21600 21600" draw:type="rectangle" draw:enhanced-path="M 0 0 L 21600 0 21600 21600 0 21600 0 0 Z N"/></draw:custom-shape><draw:frame draw:name="Shape7" draw:style-name="gr4" draw:text-style-name="P19" svg:width="0.537in" svg:height="0.5315in" svg:x="7.1776in" svg:y="-0.0193in"><draw:text-box><text:p text:style-name="P18"><text:span text:style-name="T36">۱</text:span></text:p></draw:text-box></draw:frame></draw:g></text:p>
      <text:list xml:id="list1357040919" text:style-name="L1">
        <text:list-item>
          <text:p text:style-name="P5"><draw:line text:anchor-type="paragraph" draw:z-index="7" draw:name="Shape8" draw:style-name="gr1" draw:text-style-name="P16" svg:x1="4.4382in" svg:y1="0.5012in" svg:x2="0.3654in" svg:y2="0.4701in"><text:p/></draw:line><text:span text:style-name="T29">مدیر</text:span><text:span text:style-name="T1"><text:line-break/></text:span></text:p>
          <text:list>
            <text:list-item>
              <text:p text:style-name="P5"><text:span text:style-name="T2"><text:s/>با انتخاب شرکت </text:span><text:span text:style-name="T5">و</text:span><text:span text:style-name="T2"> </text:span><text:span text:style-name="T4">وارد کردن </text:span><text:span text:style-name="T2">کدپرسنلی و رمز </text:span><text:span text:style-name="T4">وارد پنل شخصی خود می‌شود.</text:span><text:span text:style-name="T2"><text:line-break/></text:span></text:p>
            </text:list-item>
            <text:list-item>
              <text:p text:style-name="P5"><text:span text:style-name="T6">در اولین دفعه‌ی ورود :</text:span><text:span text:style-name="T2"> <text:s text:c="2"/></text:span></text:p>
              <text:list>
                <text:list-item>
                  <text:p text:style-name="P12"><text:s/>لیست اطلاعات کارمندان را پر میکند</text:p>
                </text:list-item>
                <text:list-item>
                  <text:p text:style-name="P6"><text:span text:style-name="T2"><text:s/>برای </text:span><text:span text:style-name="T7">طراحی</text:span><text:span text:style-name="T2"> فیش حقوقی 2 انتخاب دارد : </text:span></text:p>
                  <text:list>
                    <text:list-header>
                      <text:p text:style-name="P6"><text:span text:style-name="T2">1. یک نمونه فایل اکسل </text:span><text:span text:style-name="T9">وارد کند.</text:span><text:span text:style-name="T2"><text:line-break/>2. </text:span><text:span text:style-name="T8">نام</text:span><text:span text:style-name="T2"> فیلدها و نوع ش</text:span><text:span text:style-name="T8">ا</text:span><text:span text:style-name="T2">ن ر</text:span><text:span text:style-name="T8">ا به صورت دستی</text:span><text:span text:style-name="T2"> مشخص کن</text:span><text:span text:style-name="T8">د.</text:span><text:span text:style-name="T2"><text:line-break/></text:span></text:p>
                    </text:list-header>
                  </text:list>
                </text:list-item>
              </text:list>
            </text:list-item>
            <text:list-item>
              <text:p text:style-name="P12"><text:s text:c="2"/>برای دفعات بعد :</text:p>
              <text:list>
                <text:list-item>
                  <text:p text:style-name="P9"><text:span text:style-name="T2">ورود فیش :<text:line-break/></text:span><text:span text:style-name="T10">بعد از انتخاب</text:span><text:span text:style-name="T2"> ماه</text:span><text:span text:style-name="T11">، دو روش برای وارد کردن فیش های حقوقی دارد</text:span><text:span text:style-name="T2"> :</text:span></text:p>
                  <text:list>
                    <text:list-item>
                      <text:list>
                        <text:list-item>
                          <text:p text:style-name="P9"><text:span text:style-name="T2">یک فایل به فرمت گفته شده </text:span><text:span text:style-name="T23">آپلود کند.</text:span><text:span text:style-name="T2"> </text:span></text:p>
                        </text:list-item>
                        <text:list-item>
                          <text:p text:style-name="P9"><text:span text:style-name="T2">ب</text:span><text:span text:style-name="T13">ا مشاهده‌ی</text:span><text:span text:style-name="T2"> لیست کارمندان </text:span><text:span text:style-name="T13">و انتخاب کارمند مورد نظر ( </text:span><text:span text:style-name="T2">هر </text:span><text:span text:style-name="T13">اسم در این لیست به</text:span><text:span text:style-name="T2"> فرم </text:span><text:span text:style-name="T14">مجزای آن کارمند لینک شده است</text:span><text:span text:style-name="T2"> </text:span><text:span text:style-name="T13">)</text:span><text:span text:style-name="T2"> می</text:span><text:span text:style-name="T14">‌</text:span><text:span text:style-name="T2">تواند تک تک فیلدهای فیش حقوقی را برا</text:span><text:span text:style-name="T11">ی </text:span><text:span text:style-name="T2">کارمند موردنظر </text:span><text:span text:style-name="T11">در ماه مشخص شده ، به صورت دستی ،</text:span><text:span text:style-name="T2"> وارد کند. <text:line-break/></text:span><text:span text:style-name="T16">به علاوه قابلیت سرچ به یافتنِ سریع‌ترِ کارمند مورد نظر کمک می‌کند<text:line-break/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16">و</text:span><text:span text:style-name="T24">یرایش فیش : <text:line-break/></text:span><text:span text:style-name="T12"> ب</text:span><text:span text:style-name="T13">ا مشاهده‌ی</text:span><text:span text:style-name="T12"> لیست کارمندان </text:span><text:span text:style-name="T13">و انتخاب کارمند مورد نظر ( </text:span><text:span text:style-name="T12">هر </text:span><text:span text:style-name="T13">اسم در این لیست به</text:span><text:span text:style-name="T12"> فرم </text:span><text:span text:style-name="T14">مجزای آن کارمند لینک شده است</text:span><text:span text:style-name="T12"> </text:span><text:span text:style-name="T13">)</text:span><text:span text:style-name="T12"> می</text:span><text:span text:style-name="T14">‌</text:span><text:span text:style-name="T12">تواند </text:span><text:span text:style-name="T24">فیش حقوقی او را ویرایش کند.<text:line-break/></text:span><text:span text:style-name="T16">به علاوه قابلیت سرچ به یافتن</text:span><text:span text:style-name="T18">ِ</text:span><text:span text:style-name="T16"> </text:span><text:span text:style-name="T18">سریع‌ترِ</text:span><text:span text:style-name="T16"> کارمند مورد نظر </text:span><text:span text:style-name="T17">کمک می‌کند.<text:line-break/></text:span></text:p>
                </text:list-item>
                <text:list-item>
                  <text:p text:style-name="P5"><text:span text:style-name="T2">حذف فیش :<text:line-break/></text:span><text:span text:style-name="T12">بعد از</text:span><text:span text:style-name="T2"> انتخاب ماه </text:span><text:span text:style-name="T12">می‌تواند</text:span><text:span text:style-name="T2"> فیش یک یا همه کارمندان </text:span><text:span text:style-name="T12">را حذف کند.</text:span><text:span text:style-name="T2"><text:line-break/></text:span></text:p>
                </text:list-item>
                <text:list-item>
                  <text:p text:style-name="P7"><text:span text:style-name="T2">ویرایش اطلاعات کارمندان :<text:line-break/>ب</text:span><text:span text:style-name="T13">ا مشاهده‌ی</text:span><text:span text:style-name="T2"> لیست کارمندان </text:span><text:span text:style-name="T13">و انتخاب کارمند مورد نظر ( </text:span><text:span text:style-name="T2">هر </text:span><text:span text:style-name="T13">اسم در این لیست به</text:span><text:span text:style-name="T2"> فرم </text:span><text:span text:style-name="T14">مجزای آن کارمند لینک شده است</text:span><text:span text:style-name="T2"> </text:span><text:span text:style-name="T13">)</text:span><text:span text:style-name="T2"> می</text:span><text:span text:style-name="T14">‌</text:span><text:span text:style-name="T2">تواند یک </text:span><text:span text:style-name="T15">یا چند</text:span><text:span text:style-name="T2"> کارمند </text:span><text:span text:style-name="T15">را </text:span><text:span text:style-name="T2">حذف یا اضافه </text:span><text:span text:style-name="T15">کند</text:span><text:span text:style-name="T2"> یا اطلاعات فعلی کارمندان را ویرایش کند.<text:line-break/></text:span><text:span text:style-name="T16">به علاوه قابلیت سرچ به یافتن</text:span><text:span text:style-name="T18">ِ</text:span><text:span text:style-name="T16"> </text:span><text:span text:style-name="T18">سریع‌ترِ</text:span><text:span text:style-name="T16"> کارمند مورد نظر </text:span><text:span text:style-name="T17">کمک می‌کند.</text:span><text:span text:style-name="T2"><text:line-break/></text:span></text:p>
                </text:list-item>
                <text:list-item>
                  <text:p text:style-name="P8"><draw:g text:anchor-type="paragraph" draw:z-index="8" draw:style-name="gr2"><draw:custom-shape draw:name="Shape4" draw:style-name="gr3" draw:text-style-name="P17" svg:width="1.1571in" svg:height="0.5323in" svg:x="6.5866in" svg:y="0.0118in"><text:p/><draw:enhanced-geometry svg:viewBox="0 0 21600 21600" draw:type="rectangle" draw:enhanced-path="M 0 0 L 21600 0 21600 21600 0 21600 0 0 Z N"/></draw:custom-shape><draw:frame draw:name="Shape7" draw:style-name="gr4" draw:text-style-name="P19" svg:width="0.537in" svg:height="0.5315in" svg:x="7.2067in" svg:y="0.0126in"><draw:text-box><text:p text:style-name="P18"><text:span text:style-name="T36">۲</text:span></text:p></draw:text-box></draw:frame></draw:g><text:soft-page-break/><text:span text:style-name="T2">ویرایش فرم فیش حقوقی :<text:line-break/>میتواند فیل</text:span><text:span text:style-name="T19">دهای فیش‌حقوقی را</text:span><text:span text:style-name="T2"> حذف یا اضافه کند </text:span><text:span text:style-name="T19">و</text:span><text:span text:style-name="T2"> یا </text:span><text:span text:style-name="T19">نام</text:span><text:span text:style-name="T2"> فیلدهای موجود را تغییر دهد.<text:line-break/></text:span></text:p>
                </text:list-item>
                <text:list-item>
                  <text:p text:style-name="P8"><text:span text:style-name="T19">مشاهده‌ی </text:span><text:span text:style-name="T2">فیش حقوقی <text:s/>:<text:line-break/></text:span><text:span text:style-name="T20">مدیر هم مانند مابقی کارمندان ، می‌تواند فیش حقوقی خود را در پنل شخصیش مشاهده کند.</text:span></text:p>
                  <text:p text:style-name="P13"/>
                </text:list-item>
              </text:list>
            </text:list-item>
          </text:list>
        </text:list-item>
      </text:list>
      <text:p text:style-name="P2"/>
      <text:list xml:id="list801132351" text:style-name="L3">
        <text:list-item>
          <text:p text:style-name="P10"><draw:line text:anchor-type="paragraph" draw:z-index="9" draw:name="Shape8" draw:style-name="gr1" draw:text-style-name="P16" svg:x1="4.5409in" svg:y1="0.4945in" svg:x2="0.4681in" svg:y2="0.4634in"><text:p/></draw:line><text:span text:style-name="T29">کارمند </text:span><text:span text:style-name="T1"><text:line-break/></text:span></text:p>
          <text:list>
            <text:list-item>
              <text:p text:style-name="P15"><text:span text:style-name="T26"><text:s/>با انتخاب شرکت </text:span><text:span text:style-name="T28">و</text:span><text:span text:style-name="T26"> </text:span><text:span text:style-name="T27">وارد کردن </text:span><text:span text:style-name="T26">کدپرسنلی و رمز </text:span><text:span text:style-name="T27">وارد پنل شخصی خود می‌شود.</text:span></text:p>
            </text:list-item>
            <text:list-item>
              <text:p text:style-name="P14">در پنل شخصی :</text:p>
            </text:list-item>
          </text:list>
        </text:list-item>
      </text:list>
      <text:list xml:id="list3518305912" text:style-name="L4">
        <text:list-item>
          <text:list>
            <text:list-item>
              <text:list>
                <text:list-item>
                  <text:p text:style-name="P11"><text:span text:style-name="T21">بعد از</text:span><text:span text:style-name="T2"> انتخاب ماه ، </text:span><text:span text:style-name="T21">می‌تواند</text:span><text:span text:style-name="T2"> فیش حقوقی </text:span><text:span text:style-name="T21">خود را مشاهده کرده و به هر فرمت متنی آن را چاپ کند.</text:span></text:p>
                </text:list-item>
                <text:list-item>
                  <text:p text:style-name="P11"><text:span text:style-name="T3">ب</text:span><text:span text:style-name="T2">ا انتخاب تحلیل اماری </text:span><text:span text:style-name="T22">و</text:span><text:span text:style-name="T2"> تعیین نوع گزارش ، تحلیل </text:span><text:span text:style-name="T22">آماری خواسته شده‌ را مشاهده کند.</text:span></text:p>
                </text:list-item>
              </text:list>
            </text:list-item>
          </text:list>
        </text:list-item>
      </text:list>
      <text:p text:style-name="P3"><text:s/>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1" svg:font-family="'Lohit Devanagari'" style:font-pitch="variable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00:29:41.911683152</dc:date>
    <meta:editing-duration>PT2H47M45S</meta:editing-duration>
    <meta:editing-cycles>58</meta:editing-cycles>
    <meta:document-statistic meta:table-count="0" meta:image-count="0" meta:object-count="0" meta:page-count="3" meta:paragraph-count="23" meta:word-count="375" meta:character-count="1710" meta:non-whitespace-character-count="1348"/>
  </office:meta>
</office:document-meta>
</file>